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7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FOSC</text:p>
          </table:table-cell>
          <table:table-cell office:value-type="float" office:value="14745600">
            <text:p>14745600</text:p>
          </table:table-cell>
          <table:table-cell table:number-columns-repeated="6"/>
        </table:table-row>
        <table:table-row table:style-name="ro1">
          <table:table-cell office:value-type="string">
            <text:p>CCLK</text:p>
          </table:table-cell>
          <table:table-cell table:number-columns-repeated="7"/>
        </table:table-row>
        <table:table-row table:style-name="ro1">
          <table:table-cell office:value-type="string">
            <text:p>FCCo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table:number-columns-spanned="4" table:number-rows-spanned="1">
            <text:p>FCCO</text:p>
          </table:table-cell>
          <table:covered-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string">
            <text:p>CCLK</text:p>
          </table:table-cell>
          <table:table-cell/>
          <table:table-cell office:value-type="string">
            <text:p>P</text:p>
          </table:table-cell>
          <table:table-cell office:value-type="string">
            <text:p>M=1</text:p>
          </table:table-cell>
          <table:table-cell office:value-type="string">
            <text:p>M=2</text:p>
          </table:table-cell>
          <table:table-cell office:value-type="string">
            <text:p>M=3</text:p>
          </table:table-cell>
          <table:table-cell office:value-type="string">
            <text:p>M=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B$1]*[.A6]" office:value-type="float" office:value="14745600">
            <text:p>14745600</text:p>
          </table:table-cell>
          <table:table-cell/>
          <table:table-cell office:value-type="float" office:value="1">
            <text:p>1</text:p>
          </table:table-cell>
          <table:table-cell table:formula="of:=[.$B$1]*[.$A$6]*2*[.$D$6]" office:value-type="float" office:value="29491200">
            <text:p>29491200</text:p>
          </table:table-cell>
          <table:table-cell table:formula="of:=[.$B$1]*[.$A$7]*2*[.$D$6]" office:value-type="float" office:value="58982400">
            <text:p>58982400</text:p>
          </table:table-cell>
          <table:table-cell table:formula="of:=[.$B$1]*[.$A$8]*2*[.$D$6]" office:value-type="float" office:value="88473600">
            <text:p>88473600</text:p>
          </table:table-cell>
          <table:table-cell table:formula="of:=[.$B$1]*[.$A$9]*2*[.$D$6]" office:value-type="float" office:value="117964800">
            <text:p>1179648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B$1]*[.A7]" office:value-type="float" office:value="29491200">
            <text:p>29491200</text:p>
          </table:table-cell>
          <table:table-cell/>
          <table:table-cell office:value-type="float" office:value="2">
            <text:p>2</text:p>
          </table:table-cell>
          <table:table-cell table:formula="of:=[.$B$1]*[.$A$6]*2*[.$D$7]" office:value-type="float" office:value="58982400">
            <text:p>58982400</text:p>
          </table:table-cell>
          <table:table-cell table:formula="of:=[.$B$1]*[.$A$7]*2*[.$D$7]" office:value-type="float" office:value="117964800">
            <text:p>117964800</text:p>
          </table:table-cell>
          <table:table-cell table:style-name="ce2" table:formula="of:=[.$B$1]*[.$A$8]*2*[.$D$7]" office:value-type="float" office:value="176947200">
            <text:p>176947200</text:p>
          </table:table-cell>
          <table:table-cell table:style-name="ce2" table:formula="of:=[.$B$1]*[.$A$9]*2*[.$D$7]" office:value-type="float" office:value="235929600">
            <text:p>2359296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B$1]*[.A8]" office:value-type="float" office:value="44236800">
            <text:p>44236800</text:p>
          </table:table-cell>
          <table:table-cell/>
          <table:table-cell office:value-type="float" office:value="4">
            <text:p>4</text:p>
          </table:table-cell>
          <table:table-cell table:formula="of:=[.$B$1]*[.$A$6]*2*[.$D$8]" office:value-type="float" office:value="117964800">
            <text:p>117964800</text:p>
          </table:table-cell>
          <table:table-cell table:style-name="ce2" table:formula="of:=[.$B$1]*[.$A$7]*2*[.$D$8]" office:value-type="float" office:value="235929600">
            <text:p>235929600</text:p>
          </table:table-cell>
          <table:table-cell table:formula="of:=[.$B$1]*[.$A$8]*2*[.$D$8]" office:value-type="float" office:value="353894400">
            <text:p>353894400</text:p>
          </table:table-cell>
          <table:table-cell table:formula="of:=[.$B$1]*[.$A$9]*2*[.$D$8]" office:value-type="float" office:value="471859200">
            <text:p>471859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B$1]*[.A9]" office:value-type="float" office:value="58982400">
            <text:p>58982400</text:p>
          </table:table-cell>
          <table:table-cell/>
          <table:table-cell office:value-type="float" office:value="8">
            <text:p>8</text:p>
          </table:table-cell>
          <table:table-cell table:style-name="ce2" table:formula="of:=[.$B$1]*[.$A$6]*2*[.$D$9]" office:value-type="float" office:value="235929600">
            <text:p>235929600</text:p>
          </table:table-cell>
          <table:table-cell table:formula="of:=[.$B$1]*[.$A$7]*2*[.$D$9]" office:value-type="float" office:value="471859200">
            <text:p>471859200</text:p>
          </table:table-cell>
          <table:table-cell table:formula="of:=[.$B$1]*[.$A$8]*2*[.$D$9]" office:value-type="float" office:value="707788800">
            <text:p>707788800</text:p>
          </table:table-cell>
          <table:table-cell table:formula="of:=[.$B$1]*[.$A$9]*2*[.$D$9]" office:value-type="float" office:value="943718400">
            <text:p>9437184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21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0-11-08T20:58:23</meta:creation-date>
    <dc:date>2010-11-08T21:43:54</dc:date>
    <dc:creator>Nuno Cancelo</dc:creator>
    <meta:editing-duration>PT00H05M25S</meta:editing-duration>
    <meta:editing-cycles>1</meta:editing-cycles>
    <meta:document-statistic meta:table-count="3" meta:cell-count="40" meta:object-count="0"/>
    <meta:generator>OpenOffice.org/3.2$Linux OpenOffice.org_project/320m19$Build-9505</meta:generator>
  </office:meta>
</office:document-meta>
</file>